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472in" fo:break-before="page" table:align="left"/>
    </style:style>
    <style:style style:name="Table1.A" style:family="table-column">
      <style:table-column-properties style:column-width="2.1882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1.9979in"/>
    </style:style>
    <style:style style:name="Table1.D" style:family="table-column">
      <style:table-column-properties style:column-width="1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" officeooo:rsid="000a22ec" officeooo:paragraph-rsid="000a22ec"/>
    </style:style>
    <style:style style:name="P2" style:family="paragraph" style:parent-style-name="Standard" style:list-style-name="L1">
      <style:text-properties style:font-name="Helvetica" officeooo:rsid="000a22ec" officeooo:paragraph-rsid="000a22ec"/>
    </style:style>
    <style:style style:name="P3" style:family="paragraph" style:parent-style-name="Standard">
      <style:text-properties style:font-name="Helvetica" officeooo:rsid="000a22ec" officeooo:paragraph-rsid="000b117d"/>
    </style:style>
    <style:style style:name="P4" style:family="paragraph" style:parent-style-name="Standard" style:list-style-name="L1">
      <style:text-properties style:font-name="Helvetica" fo:font-weight="bold" officeooo:rsid="000a22ec" officeooo:paragraph-rsid="000a22ec" style:font-weight-asian="bold" style:font-weight-complex="bold"/>
    </style:style>
    <style:style style:name="P5" style:family="paragraph" style:parent-style-name="Standard" style:list-style-name="L1">
      <style:text-properties style:font-name="Helvetica" fo:font-weight="bold" officeooo:rsid="000b117d" officeooo:paragraph-rsid="000b117d" style:font-weight-asian="bold" style:font-weight-complex="bold"/>
    </style:style>
    <style:style style:name="P6" style:family="paragraph" style:parent-style-name="Standard">
      <style:text-properties style:font-name="Helvetica" fo:font-weight="bold" officeooo:rsid="000df306" officeooo:paragraph-rsid="000df306" style:font-weight-asian="bold" style:font-weight-complex="bold"/>
    </style:style>
    <style:style style:name="P7" style:family="paragraph" style:parent-style-name="Standard">
      <style:text-properties style:font-name="Helvetica" fo:font-size="18pt" style:text-underline-style="solid" style:text-underline-width="auto" style:text-underline-color="font-color" fo:font-weight="bold" officeooo:rsid="000a22ec" officeooo:paragraph-rsid="000a22ec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style:font-name="Helvetica" fo:font-weight="normal" officeooo:rsid="000a22ec" officeooo:paragraph-rsid="000a22ec" style:font-weight-asian="normal" style:font-weight-complex="normal"/>
    </style:style>
    <style:style style:name="P9" style:family="paragraph" style:parent-style-name="Standard" style:list-style-name="L1">
      <style:text-properties style:font-name="Helvetica" fo:font-weight="normal" officeooo:rsid="000b117d" officeooo:paragraph-rsid="000b117d" style:font-weight-asian="normal" style:font-weight-complex="normal"/>
    </style:style>
    <style:style style:name="P10" style:family="paragraph" style:parent-style-name="Standard" style:list-style-name="L2">
      <style:text-properties style:font-name="Helvetica" fo:font-weight="normal" officeooo:rsid="000df306" officeooo:paragraph-rsid="000df306" style:font-weight-asian="normal" style:font-weight-complex="normal"/>
    </style:style>
    <style:style style:name="P11" style:family="paragraph" style:parent-style-name="Standard">
      <style:text-properties style:font-name="Helvetica" officeooo:rsid="000df306" officeooo:paragraph-rsid="000df306"/>
    </style:style>
    <style:style style:name="P12" style:family="paragraph" style:parent-style-name="Standard">
      <style:text-properties style:font-name="Helvetica" officeooo:rsid="000ef78a" officeooo:paragraph-rsid="000ef78a"/>
    </style:style>
    <style:style style:name="P13" style:family="paragraph" style:parent-style-name="Table_20_Heading">
      <style:text-properties style:font-name="Helvetica"/>
    </style:style>
    <style:style style:name="P14" style:family="paragraph" style:parent-style-name="Table_20_Heading">
      <style:paragraph-properties fo:text-align="center" style:justify-single-word="false"/>
      <style:text-properties style:font-name="Helvetica" officeooo:rsid="000cc24d" officeooo:paragraph-rsid="000cc24d"/>
    </style:style>
    <style:style style:name="P15" style:family="paragraph" style:parent-style-name="Table_20_Heading">
      <style:paragraph-properties fo:text-align="center" style:justify-single-word="false"/>
      <style:text-properties style:font-name="Helvetica" officeooo:rsid="000ef78a" officeooo:paragraph-rsid="000ef78a"/>
    </style:style>
    <style:style style:name="P16" style:family="paragraph" style:parent-style-name="Table_20_Contents">
      <style:text-properties style:font-name="Helvetica" officeooo:rsid="000cc24d" officeooo:paragraph-rsid="000cc24d"/>
    </style:style>
    <style:style style:name="P17" style:family="paragraph" style:parent-style-name="Table_20_Contents">
      <style:paragraph-properties fo:text-align="center" style:justify-single-word="false"/>
      <style:text-properties style:font-name="Helvetica" officeooo:rsid="000cc24d" officeooo:paragraph-rsid="000cc24d"/>
    </style:style>
    <style:style style:name="P18" style:family="paragraph" style:parent-style-name="Table_20_Contents">
      <style:paragraph-properties fo:text-align="center" style:justify-single-word="false"/>
      <style:text-properties style:font-name="Helvetica" officeooo:rsid="000cd57b" officeooo:paragraph-rsid="000cd57b"/>
    </style:style>
    <style:style style:name="P19" style:family="paragraph" style:parent-style-name="Table_20_Contents">
      <style:paragraph-properties fo:text-align="center" style:justify-single-word="false"/>
      <style:text-properties style:font-name="Helvetica" officeooo:rsid="000ef78a" officeooo:paragraph-rsid="000ef78a"/>
    </style:style>
    <style:style style:name="P20" style:family="paragraph" style:parent-style-name="Table_20_Contents">
      <style:paragraph-properties fo:text-align="center" style:justify-single-word="false"/>
      <style:text-properties style:font-name="Helvetica" officeooo:rsid="000f2064" officeooo:paragraph-rsid="000f206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d57b"/>
    </style:style>
    <style:style style:name="T3" style:family="text">
      <style:text-properties style:text-position="0% 100%"/>
    </style:style>
    <style:style style:name="T4" style:family="text">
      <style:text-properties officeooo:rsid="000cd5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genda</text:p>
      <text:p text:style-name="P1"/>
      <text:list xml:id="list5010823094087533449" text:style-name="L1">
        <text:list-item>
          <text:p text:style-name="P4">Review Schedule</text:p>
          <text:list>
            <text:list-item>
              <text:p text:style-name="P2">Review Shop Hours</text:p>
              <text:list>
                <text:list-item>
                  <text:p text:style-name="P2">Agree to shop meeting times.</text:p>
                </text:list-item>
              </text:list>
            </text:list-item>
            <text:list-item>
              <text:p text:style-name="P2">Review Team Meeting Time &amp; Day of Week</text:p>
            </text:list-item>
            <text:list-item>
              <text:p text:style-name="P2">Review Parts &amp; Tools Shipments</text:p>
            </text:list-item>
          </text:list>
        </text:list-item>
        <text:list-item>
          <text:p text:style-name="P4">Teams &amp; Sub Teams</text:p>
          <text:list>
            <text:list-item>
              <text:p text:style-name="P8">Review Teams / Team Lead Name / 2<text:span text:style-name="T1">nd</text:span> Team Lead Name</text:p>
            </text:list-item>
            <text:list-item>
              <text:p text:style-name="P8">Review what is expected to be reported at team meetings.</text:p>
              <text:list>
                <text:list-item>
                  <text:p text:style-name="P8">When will be the first team meeting?</text:p>
                </text:list-item>
              </text:list>
            </text:list-item>
          </text:list>
        </text:list-item>
        <text:list-item>
          <text:p text:style-name="P4">GitHub</text:p>
          <text:list>
            <text:list-item>
              <text:p text:style-name="P9">Mr Kemp to give a demo of GitHub in action.</text:p>
            </text:list-item>
            <text:list-item>
              <text:p text:style-name="P9">Get everyone access to GitHub.</text:p>
            </text:list-item>
          </text:list>
        </text:list-item>
        <text:list-item>
          <text:p text:style-name="P5">STEAMWORKS Game Review</text:p>
          <text:list>
            <text:list-item>
              <text:p text:style-name="P9">Review methods to earning points.</text:p>
              <text:list>
                <text:list-item>
                  <text:p text:style-name="P9">See Chart</text:p>
                </text:list-item>
              </text:list>
            </text:list-item>
            <text:list-item>
              <text:p text:style-name="P9">Review game strategy / robot design.</text:p>
              <text:list>
                <text:list-item>
                  <text:p text:style-name="P9">What are the priorities? <text:s/>In what order should these be prioritized?</text:p>
                  <text:list>
                    <text:list-item>
                      <text:p text:style-name="P9">Gears / Climbing / Shooting / Floor Load / Vi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urrent Robot Design Review</text:p>
          <text:list>
            <text:list-item>
              <text:p text:style-name="P9">What has been decided so far in terms of robot design?</text:p>
              <text:list>
                <text:list-item>
                  <text:p text:style-name="P9">Omni Wheel (this is a given / 6” wheels are on order).</text:p>
                </text:list-item>
                <text:list-item>
                  <text:p text:style-name="P9">Short or tall frame?</text:p>
                </text:list-item>
              </text:list>
            </text:list-item>
          </text:list>
        </text:list-item>
      </text:list>
      <text:p text:style-name="P3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4">Auto</text:p>
            </table:table-cell>
            <table:table-cell table:style-name="Table1.A1" office:value-type="string">
              <text:p text:style-name="P14">Tele</text:p>
            </table:table-cell>
            <table:table-cell table:style-name="Table1.D1" office:value-type="string">
              <text:p text:style-name="P14">Time Est.</text:p>
            </table:table-cell>
          </table:table-row>
        </table:table-header-rows>
        <table:table-row>
          <table:table-cell table:style-name="Table1.A2" office:value-type="string">
            <text:p text:style-name="P16">High Goal Fuel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/3</text:p>
          </table:table-cell>
          <table:table-cell table:style-name="Table1.D2" office:value-type="string">
            <text:p text:style-name="P18">30Pts / 30s</text:p>
          </table:table-cell>
        </table:table-row>
        <table:table-row>
          <table:table-cell table:style-name="Table1.A2" office:value-type="string">
            <text:p text:style-name="P16">Low Goal Fu<text:span text:style-name="T4">e</text:span>l</text:p>
          </table:table-cell>
          <table:table-cell table:style-name="Table1.A2" office:value-type="string">
            <text:p text:style-name="P17">1/3</text:p>
          </table:table-cell>
          <table:table-cell table:style-name="Table1.A2" office:value-type="string">
            <text:p text:style-name="P17">1/9</text:p>
          </table:table-cell>
          <table:table-cell table:style-name="Table1.D2" office:value-type="string">
            <text:p text:style-name="P18">10Pts / 30s</text:p>
          </table:table-cell>
        </table:table-row>
        <table:table-row>
          <table:table-cell table:style-name="Table1.A2" office:value-type="string">
            <text:p text:style-name="P16">1<text:span text:style-name="T1">st</text:span> Gear (Qty 1)</text:p>
          </table:table-cell>
          <table:table-cell table:style-name="Table1.A2" office:value-type="string">
            <text:p text:style-name="P20">60</text:p>
          </table:table-cell>
          <table:table-cell table:style-name="Table1.A2" office:value-type="string">
            <text:p text:style-name="P17">40Pts (40Pts / Gear)</text:p>
          </table:table-cell>
          <table:table-cell table:style-name="Table1.D2" office:value-type="string">
            <text:p text:style-name="P17">15s</text:p>
          </table:table-cell>
        </table:table-row>
        <table:table-row>
          <table:table-cell table:style-name="Table1.A2" office:value-type="string">
            <text:p text:style-name="P16">2<text:span text:style-name="T1">nd</text:span> thru 3<text:span text:style-name="T1">rd</text:span> Gear (Qty 2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40Pts (20Pts / Gear)</text:p>
          </table:table-cell>
          <table:table-cell table:style-name="Table1.D2" office:value-type="string">
            <text:p text:style-name="P17">30s</text:p>
          </table:table-cell>
        </table:table-row>
        <table:table-row>
          <table:table-cell table:style-name="Table1.A2" office:value-type="string">
            <text:p text:style-name="P16">4<text:span text:style-name="T1">th</text:span> thru 8<text:span text:style-name="T1">th</text:span> Gear (Qty 4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40Pts (10Pts / Gear)</text:p>
          </table:table-cell>
          <table:table-cell table:style-name="Table1.D2" office:value-type="string">
            <text:p text:style-name="P17">60s</text:p>
          </table:table-cell>
        </table:table-row>
        <table:table-row>
          <table:table-cell table:style-name="Table1.A2" office:value-type="string">
            <text:p text:style-name="P16">9<text:span text:style-name="T1">th</text:span> thru <text:span text:style-name="T4">14</text:span><text:span text:style-name="T2">th</text:span><text:span text:style-name="T4"> </text:span>Gear (Qty 6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40Pts (6.67Pts / Gear)</text:p>
          </table:table-cell>
          <table:table-cell table:style-name="Table1.D2" office:value-type="string">
            <text:p text:style-name="P17">90s</text:p>
          </table:table-cell>
        </table:table-row>
        <table:table-row>
          <table:table-cell table:style-name="Table1.A2" office:value-type="string">
            <text:p text:style-name="P16"><text:span text:style-name="T4">Liftoff (Rope </text:span>Climbing<text:span text:style-name="T4">)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<text:span text:style-name="T4">5</text:span>0</text:p>
          </table:table-cell>
          <table:table-cell table:style-name="Table1.D2" office:value-type="string">
            <text:p text:style-name="P17">10s</text:p>
          </table:table-cell>
        </table:table-row>
      </table:table>
      <text:p text:style-name="P3"/>
      <text:p text:style-name="P12">1 RP for 40 Fuel Points (made by low + high goals)</text:p>
      <text:p text:style-name="P12">2 RP for match win or 1RP for tie match.</text:p>
      <text:p text:style-name="P12">1 RP for all rotors spinning (takes 11 gears delivered to airship by robots).</text:p>
      <text:p text:style-name="P12"/>
      <text:p text:style-name="P6">Robot Must:</text:p>
      <text:list xml:id="list5077297620370763176" text:style-name="L2">
        <text:list-item>
          <text:p text:style-name="P10">Use Omni Wheels for steering.</text:p>
        </text:list-item>
        <text:list-item>
          <text:p text:style-name="P10">Hold a lot of fuel (minimum of X fuel balls)</text:p>
        </text:list-item>
        <text:list-item>
          <text:p text:style-name="P10">Be able to activate fuel despiser.</text:p>
          <text:list>
            <text:list-item>
              <text:p text:style-name="P10">Minimize fuel loss during despise. </text:p>
            </text:list-item>
          </text:list>
        </text:list-item>
        <text:list-item>
          <text:p text:style-name="P10">Floor Load Fuel</text:p>
          <text:list>
            <text:list-item>
              <text:p text:style-name="P10">Pickup fuel from floor easily. </text:p>
              <text:list>
                <text:list-item>
                  <text:p text:style-name="P10">Most teams will ignore this. <text:s/>A good floor load early in the season could be a big advantage.</text:p>
                </text:list-item>
              </text:list>
            </text:list-item>
          </text:list>
        </text:list-item>
        <text:list-item>
          <text:p text:style-name="P10">Place Fuel in High Goal</text:p>
          <text:list>
            <text:list-item>
              <text:p text:style-name="P10">While minimizing fuel loss.</text:p>
              <text:list>
                <text:list-item>
                  <text:p text:style-name="P10">Have a system to quickly fine tune / adjust fuel shot accuracy. </text:p>
                </text:list-item>
              </text:list>
            </text:list-item>
          </text:list>
        </text:list-item>
        <text:list-item>
          <text:p text:style-name="P10">Place Fuel in Low Goal</text:p>
          <text:list>
            <text:list-item>
              <text:p text:style-name="P10">If dong this, should be done very quickly with very high success rate.</text:p>
            </text:list-item>
          </text:list>
        </text:list-item>
        <text:list-item>
          <text:p text:style-name="P10">Pickup &amp; Place a Gear</text:p>
          <text:list>
            <text:list-item>
              <text:p text:style-name="P10">Accept gear without dropping.</text:p>
            </text:list-item>
            <text:list-item>
              <text:p text:style-name="P10">Place gear without dropping.</text:p>
            </text:list-item>
            <text:list-item>
              <text:p text:style-name="P10">Pickup and place quickly.</text:p>
            </text:list-item>
          </text:list>
        </text:list-item>
        <text:list-item>
          <text:p text:style-name="P10">Liftoff (Rope Climbing)</text:p>
          <text:list>
            <text:list-item>
              <text:p text:style-name="P10">Climb rope quickly (under 10 seconds).</text:p>
            </text:list-item>
          </text:list>
        </text:list-item>
        <text:list-item>
          <text:p text:style-name="P10">Vision + IMU</text:p>
          <text:list>
            <text:list-item>
              <text:p text:style-name="P10">Be able to use vision + IMU to:</text:p>
              <text:list>
                <text:list-item>
                  <text:p text:style-name="P10">X</text:p>
                </text:list-item>
                <text:list-item>
                  <text:p text:style-name="P10">Y</text:p>
                </text:list-item>
                <text:list-item>
                  <text:p text:style-name="P10">Z</text:p>
                </text:list-item>
              </text:list>
            </text:list-item>
            <text:list-item>
              <text:p text:style-name="P10">Use vision during Teleop Mode to:</text:p>
              <text:list>
                <text:list-item>
                  <text:p text:style-name="P10">X</text:p>
                </text:list-item>
                <text:list-item>
                  <text:p text:style-name="P10">Y</text:p>
                </text:list-item>
              </text:list>
            </text:list-item>
            <text:list-item>
              <text:p text:style-name="P10"/>
            </text:list-item>
          </text:list>
        </text:list-item>
      </text:list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13:04.004682000</meta:creation-date>
    <dc:date>2017-01-10T22:54:02.487484000</dc:date>
    <meta:editing-duration>PT1H10M16S</meta:editing-duration>
    <meta:editing-cycles>6</meta:editing-cycles>
    <meta:generator>LibreOffice/5.0.4.2$MacOSX_X86_64 LibreOffice_project/2b9802c1994aa0b7dc6079e128979269cf95bc78</meta:generator>
    <meta:document-statistic meta:table-count="1" meta:image-count="0" meta:object-count="0" meta:page-count="2" meta:paragraph-count="82" meta:word-count="434" meta:character-count="1996" meta:non-whitespace-character-count="1685"/>
  </office:meta>
</office:document-meta>
</file>